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0.33" calcext:value-type="float">
            <text:p>0.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33" calcext:value-type="float">
            <text:p>0.33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" calcext:value-type="float">
            <text:p>0.1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5:27:22.983855031</meta:creation-date>
    <dc:date>2020-09-01T15:50:10.414183876</dc:date>
    <meta:editing-duration>PT12M35S</meta:editing-duration>
    <meta:editing-cycles>6</meta:editing-cycles>
    <meta:generator>LibreOffice/6.4.5.2$Linux_X86_64 LibreOffice_project/40$Build-2</meta:generator>
    <meta:document-statistic meta:table-count="1" meta:cell-count="175" meta:object-count="0"/>
  </office:meta>
</office:document-meta>
</file>